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font-name="Times New Roman" fo:font-size="11pt" officeooo:rsid="000f770a" officeooo:paragraph-rsid="000f770a" style:font-size-asian="9.60000038146973pt" style:font-size-complex="11pt"/>
    </style:style>
    <style:style style:name="P2" style:family="paragraph" style:parent-style-name="Standard">
      <style:paragraph-properties fo:text-align="justify" style:justify-single-word="false"/>
      <style:text-properties style:font-name="Times New Roman" fo:font-size="11pt" officeooo:rsid="001007f6" officeooo:paragraph-rsid="000f770a" style:font-size-asian="9.60000038146973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tividade 10 – Kaiky França da Silva</text:p>
      <text:p text:style-name="P1"/>
      <text:p text:style-name="P1">Dificuldades Encontradas ao fazer a Resenha Temática</text:p>
      <text:p text:style-name="P1"/>
      <text:p text:style-name="P2">Tive dificuldade logo no começo, principalmente com a leitura dos artigos. A linguagem mais técnica e a estrutura dos textos acadêmicos me deixaram um pouco perdido, já que não estava acostumado com esse tipo de leitura. Além disso, na hora de escrever, percebi que não lembrava muito bem como fazer uma resenha. Precisei recorrer a livros de português e materiais de apoio para reaprender a forma correta de organizar e desenvolver o texto</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23T08:06:38.014489417</meta:creation-date>
    <meta:print-date>2025-04-23T08:21:30.183601957</meta:print-date>
    <meta:printed-by>PDF files</meta:printed-by>
    <dc:date>2025-04-23T08:22:08.640883356</dc:date>
    <meta:editing-duration>PT38S</meta:editing-duration>
    <meta:editing-cycles>1</meta:editing-cycles>
    <meta:document-statistic meta:table-count="0" meta:image-count="0" meta:object-count="0" meta:page-count="1" meta:paragraph-count="3" meta:word-count="86" meta:character-count="528" meta:non-whitespace-character-count="444"/>
    <meta:generator>LibreOffice/25.2.2.2$Linux_X86_64 LibreOffice_project/7370d4be9e3cf6031a51beef54ff3bda878e3fac</meta:generator>
  </office:meta>
</office:document-meta>
</file>